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xml:id="id1" draw:id="id1" draw:layer="layout" svg:width="2.2cm" svg:height="0.8cm" svg:x="3.7cm" svg:y="2.8cm">
          <text:p text:style-name="P1">Click D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.3cm" svg:x="3.2cm" svg:y="5.2cm">
          <text:p text:style-name="P2"><text:span text:style-name="T1">Tres sei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4.8cm" svg:y1="3.6cm" svg:x2="4.75cm" svg:y2="5.2cm" draw:start-shape="id1" draw:start-glue-point="2" draw:end-shape="id2" draw:end-glue-point="4" svg:d="m4800 3600-50 1600">
          <text:p/>
        </draw:connector>
        <draw:custom-shape draw:style-name="gr1" draw:text-style-name="P1" xml:id="id8" draw:id="id8" draw:layer="layout" svg:width="6.1cm" svg:height="1.3cm" svg:x="3.5cm" svg:y="10cm">
          <text:p text:style-name="P1">Click Ficha</text:p>
          <text:p text:style-name="P1">tag=dado, comido, metido</text:p>
          <text:p text:style-name="P1">Lastdado por si 6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2cm" svg:height="0.8cm" svg:x="16cm" svg:y="5.6cm">
          <text:p text:style-name="P1">Cambia Jugad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7.6cm" svg:y1="5.6cm" svg:x2="4.8cm" svg:y2="2.8cm" draw:start-shape="id3" draw:start-glue-point="0" draw:end-shape="id1" draw:end-glue-point="0" svg:d="m17600 5600c0-4951-12800-3551-12800-2800">
          <text:p/>
        </draw:connector>
        <draw:custom-shape draw:style-name="gr2" draw:text-style-name="P1" xml:id="id7" draw:id="id7" draw:layer="layout" svg:width="2.6cm" svg:height="0.8cm" svg:x="14.3cm" svg:y="8.5cm">
          <text:p text:style-name="P1">Mueve Fich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3cm" svg:y1="5.85cm" svg:x2="7.9cm" svg:y2="5.1cm" draw:start-shape="id2" draw:start-glue-point="7" draw:end-shape="id4" draw:end-glue-point="5" svg:d="m6300 5850 1600-750">
          <text:p text:style-name="P3"><text:span text:style-name="T2">Si</text:span></text:p>
        </draw:connector>
        <draw:connector draw:style-name="gr4" draw:text-style-name="P3" draw:layer="layout" draw:type="line" svg:x1="4.75cm" svg:y1="6.5cm" svg:x2="4.45cm" svg:y2="7.5cm" draw:start-shape="id2" draw:start-glue-point="6" draw:end-shape="id5" draw:end-glue-point="4" svg:d="m4750 6500-300 1000">
          <text:p text:style-name="P3"><text:span text:style-name="T2">No</text:span></text:p>
        </draw:connector>
        <draw:custom-shape draw:style-name="gr2" draw:text-style-name="P2" xml:id="id5" draw:id="id5" draw:layer="layout" svg:width="3.7cm" svg:height="1.4cm" svg:x="2.6cm" svg:y="7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6.3cm" svg:y1="8.2cm" svg:x2="7.6cm" svg:y2="8.3cm" draw:start-shape="id5" draw:start-glue-point="7" draw:end-shape="id6" draw:end-glue-point="5" svg:d="m6300 8200 1300 100">
          <text:p text:style-name="P2"><text:span text:style-name="T2">No</text:span></text:p>
        </draw:connector>
        <draw:connector draw:style-name="gr3" draw:text-style-name="P2" draw:layer="layout" draw:type="line" svg:x1="16.9cm" svg:y1="8.9cm" svg:x2="16cm" svg:y2="6cm" draw:start-shape="id7" draw:start-glue-point="1" svg:d="m16900 8900-900-2900">
          <text:p/>
        </draw:connector>
        <draw:connector draw:style-name="gr3" draw:text-style-name="P2" draw:layer="layout" draw:type="line" svg:x1="4.45cm" svg:y1="8.9cm" svg:x2="6.55cm" svg:y2="10cm" draw:start-shape="id5" draw:start-glue-point="6" draw:end-shape="id8" draw:end-glue-point="0" svg:d="m4450 8900 2100 1100">
          <text:p/>
        </draw:connector>
        <draw:custom-shape draw:style-name="gr2" draw:text-style-name="P2" xml:id="id6" draw:id="id6" draw:layer="layout" svg:width="3.7cm" svg:height="1.4cm" svg:x="7.6cm" svg:y="7.6cm">
          <text:p text:style-name="P2"><text:span text:style-name="T1">Había salido un seis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9.45cm" svg:y1="7.6cm" svg:x2="4.8cm" svg:y2="3.6cm" draw:start-shape="id6" draw:start-glue-point="4" draw:end-shape="id1" draw:end-glue-point="2" svg:d="m9450 7600-4650-4000">
          <text:p text:style-name="P3"><text:span text:style-name="T2">Si</text:span></text:p>
        </draw:connector>
        <draw:connector draw:style-name="gr4" draw:text-style-name="P3" draw:layer="layout" draw:type="line" svg:x1="11.3cm" svg:y1="8.3cm" svg:x2="17.6cm" svg:y2="6.4cm" draw:start-shape="id6" draw:start-glue-point="7" draw:end-shape="id3" draw:end-glue-point="2" svg:d="m11300 8300 6300-1900">
          <text:p text:style-name="P2"><text:span text:style-name="T2">No</text:span></text:p>
        </draw:connector>
        <draw:custom-shape draw:style-name="gr2" draw:text-style-name="P2" xml:id="id4" draw:id="id4" draw:layer="layout" svg:width="3.7cm" svg:height="1.4cm" svg:x="7.9cm" svg:y="4.4cm">
          <text:p text:style-name="P2"><text:span text:style-name="T1">Se ha movido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6cm" svg:y1="5.1cm" svg:x2="16cm" svg:y2="6cm" draw:start-shape="id4" draw:start-glue-point="7" draw:end-shape="id3" draw:end-glue-point="3" svg:d="m11600 5100 4400 900">
          <text:p text:style-name="P2"><text:span text:style-name="T2">No</text:span></text:p>
        </draw:connector>
        <draw:connector draw:style-name="gr4" draw:text-style-name="P3" draw:layer="layout" draw:type="line" svg:x1="9.75cm" svg:y1="5.8cm" svg:x2="11.1cm" svg:y2="6.8cm" draw:start-shape="id4" draw:start-glue-point="6" draw:end-shape="id9" draw:end-glue-point="5" svg:d="m9750 5800 1350 1000">
          <text:p text:style-name="P3"><text:span text:style-name="T2">Si</text:span></text:p>
        </draw:connector>
        <draw:custom-shape draw:style-name="gr2" draw:text-style-name="P1" xml:id="id10" draw:id="id10" draw:layer="layout" svg:width="2.5cm" svg:height="0.8cm" svg:x="1.2cm" svg:y="11.2cm">
          <text:p text:style-name="P1">Pulse otr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45cm" svg:y1="11.2cm" svg:x2="3.5cm" svg:y2="10.65cm" draw:start-shape="id10" draw:start-glue-point="0" draw:end-shape="id8" draw:end-glue-point="3" svg:d="m2450 11200 1050-550">
          <text:p/>
        </draw:connector>
        <draw:connector draw:style-name="gr3" draw:text-style-name="P2" draw:layer="layout" draw:type="line" svg:x1="6.55cm" svg:y1="11.3cm" svg:x2="6.4cm" svg:y2="13.6cm" draw:start-shape="id8" draw:start-glue-point="2" draw:end-shape="id11" svg:d="m6550 11300-150 2300">
          <text:p/>
        </draw:connector>
        <draw:custom-shape draw:style-name="gr2" draw:text-style-name="P2" xml:id="id11" draw:id="id11" draw:layer="layout" svg:width="3.7cm" svg:height="1.4cm" svg:x="2.7cm" svg:y="12.9cm"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2.7cm" svg:y1="13.6cm" svg:x2="2.45cm" svg:y2="12cm" draw:start-shape="id11" draw:start-glue-point="5" draw:end-shape="id10" draw:end-glue-point="2" svg:d="m2700 13600-250-1600">
          <text:p text:style-name="P3">No</text:p>
        </draw:connector>
        <draw:connector draw:style-name="gr4" draw:text-style-name="P3" draw:layer="layout" draw:type="line" svg:x1="4.55cm" svg:y1="14.3cm" svg:x2="4.9cm" svg:y2="15.6cm" draw:start-shape="id11" draw:start-glue-point="6" draw:end-shape="id12" draw:end-glue-point="0" svg:d="m4550 14300 350 1300">
          <text:p text:style-name="P2"><text:span text:style-name="T2">Si</text:span></text:p>
        </draw:connector>
        <draw:custom-shape draw:style-name="gr2" draw:text-style-name="P2" draw:layer="layout" svg:width="3.7cm" svg:height="1.4cm" svg:x="2.6cm" svg:y="7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ustom-shape draw:style-name="gr2" draw:text-style-name="P2" xml:id="id13" draw:id="id13" draw:layer="layout" svg:width="4.3cm" svg:height="2.1cm" svg:x="7.6cm" svg:y="15.1cm">
          <text:p text:style-name="P2"><text:span text:style-name="T1">Come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9.75cm" svg:y1="15.1cm" svg:x2="12.35cm" svg:y2="13.7cm" draw:start-shape="id13" draw:start-glue-point="4" draw:end-shape="id14" draw:end-glue-point="2" svg:d="m9750 15100 2600-1400">
          <text:p text:style-name="P2"><text:span text:style-name="T2">Si</text:span></text:p>
        </draw:connector>
        <draw:connector draw:style-name="gr4" draw:text-style-name="P3" draw:layer="layout" draw:type="line" svg:x1="11.9cm" svg:y1="16.15cm" svg:x2="13.65cm" svg:y2="16.8cm" draw:start-shape="id13" draw:start-glue-point="7" draw:end-shape="id15" draw:end-glue-point="4" svg:d="m11900 16150 1750 650">
          <text:p text:style-name="P2"><text:span text:style-name="T2">No</text:span></text:p>
        </draw:connector>
        <draw:connector draw:style-name="gr3" draw:text-style-name="P2" draw:layer="layout" draw:type="line" svg:x1="6.85cm" svg:y1="12.1cm" svg:x2="9.49cm" svg:y2="12.174cm" svg:d="m6850 12100 2640 74">
          <text:p/>
        </draw:connector>
        <draw:custom-shape draw:style-name="gr2" draw:text-style-name="P2" xml:id="id16" draw:id="id16" draw:layer="layout" svg:width="3.7cm" svg:height="1.4cm" svg:x="16.3cm" svg:y="13.3cm">
          <text:p text:style-name="P2"><text:span text:style-name="T1">Había salido un seis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8.15cm" svg:y1="13.3cm" svg:x2="4.8cm" svg:y2="3.6cm" draw:start-shape="id16" draw:start-glue-point="4" draw:end-shape="id1" draw:end-glue-point="2" svg:d="m18150 13300-13350-9700">
          <text:p text:style-name="P2"><text:span text:style-name="T2">Si</text:span></text:p>
        </draw:connector>
        <draw:connector draw:style-name="gr4" draw:text-style-name="P3" draw:layer="layout" draw:type="line" svg:x1="18.15cm" svg:y1="13.3cm" svg:x2="17.6cm" svg:y2="6.4cm" draw:start-shape="id16" draw:start-glue-point="4" draw:end-shape="id3" draw:end-glue-point="2" svg:d="m18150 13300-550-6900">
          <text:p text:style-name="P2"><text:span text:style-name="T2">No</text:span></text:p>
        </draw:connector>
        <draw:custom-shape draw:style-name="gr2" draw:text-style-name="P1" xml:id="id12" draw:id="id12" draw:layer="layout" svg:width="2.6cm" svg:height="0.8cm" svg:x="3.6cm" svg:y="15.6cm">
          <text:p text:style-name="P1">Mueve Fich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2cm" svg:y1="16cm" svg:x2="7.6cm" svg:y2="16.15cm" draw:start-shape="id12" draw:start-glue-point="1" draw:end-shape="id13" draw:end-glue-point="5" svg:d="m6200 16000 1400 150">
          <text:p/>
        </draw:connector>
        <draw:custom-shape draw:style-name="gr2" draw:text-style-name="P1" xml:id="id14" draw:id="id14" draw:layer="layout" svg:width="4.7cm" svg:height="0.8cm" svg:x="10cm" svg:y="12.9cm">
          <text:p text:style-name="P1">Movimiento acumul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4.3cm" svg:height="2.1cm" svg:x="11.5cm" svg:y="16.8cm">
          <text:p text:style-name="P2"><text:span text:style-name="T1">Mete</text:span>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onnector draw:style-name="gr5" draw:text-style-name="P2" draw:layer="layout" draw:type="line" svg:x1="12.35cm" svg:y1="12.9cm" svg:x2="12.05cm" svg:y2="11.9cm" draw:start-shape="id14" draw:start-glue-point="0" draw:end-shape="id17" draw:end-glue-point="6" svg:d="m12350 12900-300-1000">
          <text:p/>
        </draw:connector>
        <draw:custom-shape draw:style-name="gr2" draw:text-style-name="P2" xml:id="id17" draw:id="id17" draw:layer="layout" svg:width="3.7cm" svg:height="1.4cm" svg:x="10.2cm" svg:y="10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2cm" svg:y1="11.2cm" svg:x2="9.6cm" svg:y2="10.65cm" draw:start-shape="id17" draw:end-shape="id8" draw:end-glue-point="1" svg:d="m10200 11200-600-550">
          <text:p text:style-name="P2"><text:span text:style-name="T2">Si</text:span></text:p>
        </draw:connector>
        <draw:connector draw:style-name="gr4" draw:text-style-name="P3" draw:layer="layout" draw:type="line" svg:x1="13.9cm" svg:y1="11.2cm" svg:x2="18.15cm" svg:y2="13.3cm" draw:start-shape="id17" draw:end-shape="id16" draw:end-glue-point="4" svg:d="m13900 11200 4250 2100">
          <text:p text:style-name="P3">No</text:p>
        </draw:connector>
        <draw:connector draw:style-name="gr4" draw:text-style-name="P3" draw:layer="layout" draw:type="line" svg:x1="15.8cm" svg:y1="17.85cm" svg:x2="12.35cm" svg:y2="13.7cm" draw:start-shape="id15" draw:start-glue-point="7" draw:end-shape="id14" draw:end-glue-point="2" svg:d="m15800 17850-3450-4150">
          <text:p text:style-name="P3">Si</text:p>
        </draw:connector>
        <draw:connector draw:style-name="gr4" draw:text-style-name="P3" draw:layer="layout" draw:type="line" svg:x1="15.8cm" svg:y1="17.85cm" svg:x2="18.15cm" svg:y2="14.7cm" draw:start-shape="id15" draw:start-glue-point="7" draw:end-shape="id16" draw:end-glue-point="6" svg:d="m15800 17850 2350-3150">
          <text:p text:style-name="P2"><text:span text:style-name="T2">No</text:span></text:p>
        </draw:connector>
        <draw:custom-shape draw:style-name="gr2" draw:text-style-name="P2" xml:id="id9" draw:id="id9" draw:layer="layout" svg:width="3.7cm" svg:height="1.4cm" svg:x="11.1cm" svg:y="6.1cm">
          <text:p text:style-name="P2"><text:span text:style-name="T1">En rampa de llegad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2.95cm" svg:y1="7.5cm" svg:x2="16cm" svg:y2="6cm" draw:start-shape="id9" draw:start-glue-point="6" draw:end-shape="id3" svg:d="m12950 7500 3050-1500">
          <text:p text:style-name="P3"><text:span text:style-name="T2">Si</text:span></text:p>
        </draw:connector>
        <draw:connector draw:style-name="gr4" draw:text-style-name="P3" draw:layer="layout" draw:type="line" svg:x1="12.95cm" svg:y1="7.5cm" svg:x2="14.3cm" svg:y2="8.9cm" draw:start-shape="id9" draw:start-glue-point="6" draw:end-shape="id7" svg:d="m12950 7500 1350 1400">
          <text:p text:style-name="P2"><text:span text:style-name="T2">No</text:span></text:p>
        </draw:connector>
      </draw:page>
      <draw:page draw:name="page2" draw:style-name="dp1" draw:master-page-name="Predeterminado">
        <draw:custom-shape draw:style-name="gr2" draw:text-style-name="P2" xml:id="id18" draw:id="id18" draw:layer="layout" svg:width="3.7cm" svg:height="1.4cm" svg:x="7.1cm" svg:y="12.927cm">
          <text:p text:style-name="P2"><text:span text:style-name="T1">Esta en cas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8cm" svg:y1="13.627cm" svg:x2="16.25cm" svg:y2="13.127cm" draw:start-shape="id18" draw:start-glue-point="7" draw:end-shape="id19" draw:end-glue-point="6" svg:d="m10800 13627 5450-500">
          <text:p text:style-name="P2"><text:span text:style-name="T2">Si</text:span></text:p>
        </draw:connector>
        <draw:custom-shape draw:style-name="gr2" draw:text-style-name="P2" xml:id="id19" draw:id="id19" draw:layer="layout" svg:width="3.7cm" svg:height="1.1cm" svg:x="14.4cm" svg:y="12.027cm">
          <text:p text:style-name="P2"><text:span text:style-name="T1">Sacó un 5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6.25cm" svg:y1="13.127cm" svg:x2="8.728cm" svg:y2="15.392cm" draw:start-shape="id19" draw:start-glue-point="6" draw:end-shape="id20" draw:end-glue-point="4" svg:d="m16250 13127-7522 2265">
          <text:p text:style-name="P2"><text:span text:style-name="T2">Si</text:span></text:p>
        </draw:connector>
        <draw:connector draw:style-name="gr4" draw:text-style-name="P3" draw:layer="layout" draw:type="line" svg:x1="16.25cm" svg:y1="13.127cm" svg:x2="16.6cm" svg:y2="23.077cm" draw:start-shape="id19" draw:start-glue-point="6" draw:end-shape="id21" draw:end-glue-point="0" svg:d="m16250 13127 350 9950">
          <text:p text:style-name="P2"><text:span text:style-name="T2">No</text:span></text:p>
        </draw:connector>
        <draw:connector draw:style-name="gr4" draw:text-style-name="P3" draw:layer="layout" draw:type="line" svg:x1="8.95cm" svg:y1="14.327cm" svg:x2="8.728cm" svg:y2="15.392cm" draw:start-shape="id18" draw:start-glue-point="6" draw:end-shape="id20" draw:end-glue-point="4" svg:d="m8950 14327-222 1065">
          <text:p text:style-name="P2"><text:span text:style-name="T2">No</text:span></text:p>
        </draw:connector>
        <draw:frame draw:style-name="gr6" draw:layer="layout" svg:width="12.859cm" svg:height="1.673cm" svg:x="4.34cm" svg:y="2.238cm">
          <draw:text-box>
            <text:p>Puede mover una ficha (Valor que mueve)</text:p>
            <text:p>Devuelve True o False y el valor que mueve</text:p>
          </draw:text-box>
        </draw:frame>
        <draw:custom-shape draw:style-name="gr7" draw:text-style-name="P1" xml:id="id21" draw:id="id21" draw:layer="layout" svg:width="3.2cm" svg:height="0.8cm" svg:x="15cm" svg:y="23.077cm">
          <text:p text:style-name="P1">No puede mo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6.9cm" svg:height="0.8cm" svg:x="5.7cm" svg:y="4cm">
          <text:p text:style-name="P1">Calcula valor movimiento 1, dado, 7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15cm" svg:y1="4.8cm" svg:x2="9.233cm" svg:y2="6.055cm" draw:start-shape="id22" draw:start-glue-point="2" svg:d="m9150 4800 83 1255">
          <text:p/>
        </draw:connector>
        <draw:custom-shape draw:style-name="gr8" draw:text-style-name="P1" draw:layer="layout" svg:width="5.5cm" svg:height="0.8cm" svg:x="4.328cm" svg:y="23.8cm">
          <text:p text:style-name="P1">Puede mover según cálculo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3.7cm" svg:height="1.4cm" svg:x="6.878cm" svg:y="15.392cm">
          <text:p text:style-name="P2"><text:span text:style-name="T1">Hay barrera en </text:span></text:p>
          <text:p text:style-name="P2"><text:span text:style-name="T1">casillas paso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578cm" svg:y1="16.092cm" svg:x2="16.6cm" svg:y2="23.077cm" draw:start-shape="id20" draw:end-shape="id21" draw:end-glue-point="0" svg:d="m10578 16092 6022 6985">
          <text:p text:style-name="P2"><text:span text:style-name="T2">Si</text:span></text:p>
        </draw:connector>
        <draw:connector draw:style-name="gr4" draw:text-style-name="P3" draw:layer="layout" draw:type="line" svg:x1="8.728cm" svg:y1="16.792cm" svg:x2="8.15cm" svg:y2="18.677cm" draw:start-shape="id20" draw:start-glue-point="6" draw:end-shape="id23" draw:end-glue-point="4" svg:d="m8728 16792-578 1885">
          <text:p text:style-name="P2"><text:span text:style-name="T2">No</text:span></text:p>
        </draw:connector>
        <draw:custom-shape draw:style-name="gr2" draw:text-style-name="P2" xml:id="id23" draw:id="id23" draw:layer="layout" svg:width="3.7cm" svg:height="1.4cm" svg:x="6.3cm" svg:y="18.677cm">
          <text:p text:style-name="P2"><text:span text:style-name="T1">Se ha pasado</text:span></text:p>
          <text:p text:style-name="P2"><text:span text:style-name="T1">la met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cm" svg:y1="19.377cm" svg:x2="16.6cm" svg:y2="23.077cm" draw:start-shape="id23" draw:end-shape="id21" draw:end-glue-point="0" svg:d="m10000 19377 6600 3700">
          <text:p text:style-name="P2"><text:span text:style-name="T2">Si</text:span></text:p>
        </draw:connector>
        <draw:connector draw:style-name="gr4" draw:text-style-name="P3" draw:layer="layout" draw:type="line" svg:x1="8.15cm" svg:y1="20.077cm" svg:x2="6.05cm" svg:y2="20.577cm" draw:start-shape="id23" draw:start-glue-point="6" draw:end-shape="id24" draw:end-glue-point="4" svg:d="m8150 20077-2100 500">
          <text:p text:style-name="P2"><text:span text:style-name="T2">No</text:span></text:p>
        </draw:connector>
        <draw:custom-shape draw:style-name="gr2" draw:text-style-name="P2" xml:id="id24" draw:id="id24" draw:layer="layout" svg:width="3.7cm" svg:height="1.4cm" svg:x="4.2cm" svg:y="20.577cm">
          <text:p text:style-name="P2"><text:span text:style-name="T1">Hay sitio libre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9" draw:text-style-name="P3" draw:layer="layout" draw:type="line" svg:x1="7.9cm" svg:y1="21.277cm" svg:x2="16.6cm" svg:y2="23.077cm" draw:start-shape="id24" draw:start-glue-point="7" draw:end-shape="id21" draw:end-glue-point="0" svg:d="m7900 21277 8700 1800">
          <text:p text:style-name="P2"><text:span text:style-name="T2">No</text:span></text:p>
        </draw:connector>
        <draw:connector draw:style-name="gr4" draw:text-style-name="P3" draw:layer="layout" draw:type="line" svg:x1="6.05cm" svg:y1="21.977cm" svg:x2="7.078cm" svg:y2="23.801cm" draw:start-shape="id24" draw:start-glue-point="6" svg:d="m6050 21977 1028 1824">
          <text:p text:style-name="P2"><text:span text:style-name="T2">Si</text:span></text:p>
        </draw:connector>
        <draw:custom-shape draw:style-name="gr2" draw:text-style-name="P2" draw:layer="layout" svg:width="3.7cm" svg:height="1.4cm" svg:x="7.4cm" svg:y="6.1cm">
          <text:p text:style-name="P2"><text:span text:style-name="T1">Es jugador actual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1cm" svg:y1="6.8cm" svg:x2="16.6cm" svg:y2="23.077cm" draw:end-shape="id21" draw:end-glue-point="0" svg:d="m11100 6800 5500 16277">
          <text:p text:style-name="P2"><text:span text:style-name="T2">No</text:span></text:p>
        </draw:connector>
        <draw:connector draw:style-name="gr4" draw:text-style-name="P3" draw:layer="layout" draw:type="line" svg:x1="9.25cm" svg:y1="7.5cm" svg:x2="8.75cm" svg:y2="8.8cm" draw:end-shape="id25" draw:end-glue-point="4" svg:d="m9250 7500-500 1300">
          <text:p text:style-name="P2"><text:span text:style-name="T2">Si</text:span></text:p>
        </draw:connector>
        <draw:custom-shape draw:style-name="gr2" draw:text-style-name="P2" xml:id="id25" draw:id="id25" draw:layer="layout" svg:width="3.7cm" svg:height="1.4cm" svg:x="6.9cm" svg:y="8.8cm">
          <text:p text:style-name="P2"><text:span text:style-name="T1">Jugador tiene</text:span></text:p>
          <text:p text:style-name="P2"><text:span text:style-name="T1">barrer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6cm" svg:y1="9.5cm" svg:x2="16.6cm" svg:y2="8.95cm" draw:start-shape="id25" draw:end-shape="id26" svg:d="m10600 9500 6000-550">
          <text:p text:style-name="P2"><text:span text:style-name="T2">Si</text:span></text:p>
        </draw:connector>
        <draw:custom-shape draw:style-name="gr2" draw:text-style-name="P2" xml:id="id26" draw:id="id26" draw:layer="layout" svg:width="3.7cm" svg:height="1.1cm" svg:x="16.6cm" svg:y="8.4cm">
          <text:p text:style-name="P2"><text:span text:style-name="T1">Esta en ella </text:span></text:p>
          <text:p text:style-name="P2"><text:span text:style-name="T1">Y Sacó un 6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8.75cm" svg:y1="10.2cm" svg:x2="8.95cm" svg:y2="12.927cm" draw:start-shape="id25" draw:start-glue-point="6" draw:end-shape="id18" draw:end-glue-point="4" svg:d="m8750 10200 200 2727">
          <text:p text:style-name="P2"><text:span text:style-name="T2">No</text:span></text:p>
        </draw:connector>
        <draw:connector draw:style-name="gr4" draw:text-style-name="P3" draw:layer="layout" draw:type="line" svg:x1="18.45cm" svg:y1="9.5cm" svg:x2="8.95cm" svg:y2="12.927cm" draw:start-shape="id26" draw:start-glue-point="6" draw:end-shape="id18" draw:end-glue-point="4" svg:d="m18450 9500-9500 3427">
          <text:p text:style-name="P2"><text:span text:style-name="T2">Si, no importa que pregunte esá en casa, ya que se escuye en tiene barrera</text:span></text:p>
        </draw:connector>
        <draw:connector draw:style-name="gr4" draw:text-style-name="P3" draw:layer="layout" draw:type="line" svg:x1="18.45cm" svg:y1="9.5cm" svg:x2="16.6cm" svg:y2="23.077cm" draw:start-shape="id26" draw:start-glue-point="6" draw:end-shape="id21" draw:end-glue-point="0" svg:d="m18450 9500-1850 13577">
          <text:p text:style-name="P2"><text:span text:style-name="T2">No</text:span>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no Muñoz</meta:initial-creator>
    <meta:creation-date>2011-10-31T23:28:17</meta:creation-date>
    <dc:date>2011-11-01T12:21:48</dc:date>
    <dc:creator>Mariano Muñoz</dc:creator>
    <meta:editing-duration>PT12H53M31S</meta:editing-duration>
    <meta:editing-cycles>12</meta:editing-cycles>
    <meta:generator>LibreOffice/3.4$Unix LibreOffice_project/340m1$Build-302</meta:generator>
    <meta:document-statistic meta:object-count="75"/>
  </office:meta>
</office:document-meta>
</file>